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03B000001624114E6F65E5A80F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rsid="002e799d" officeooo:paragraph-rsid="002e799d"/>
    </style:style>
    <style:style style:name="P3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dd873" officeooo:paragraph-rsid="001dd873"/>
    </style:style>
    <style:style style:name="P4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style:text-blinking="false" fo:background-color="#ffffff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26766b" style:text-blinking="false" fo:background-color="#ffffff"/>
    </style:style>
    <style:style style:name="P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/>
    </style:style>
    <style:style style:name="P9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officeooo:paragraph-rsid="0035a328"/>
    </style:style>
    <style:style style:name="P10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officeooo:paragraph-rsid="0035d7a0"/>
    </style:style>
    <style:style style:name="P11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officeooo:rsid="0035d7a0" officeooo:paragraph-rsid="0035d7a0"/>
    </style:style>
    <style:style style:name="T1" style:family="text">
      <style:text-properties officeooo:rsid="00265477"/>
    </style:style>
    <style:style style:name="T2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2d2816" style:text-blinking="false" fo:background-color="#ffffff" loext:char-shading-value="0"/>
    </style:style>
    <style:style style:name="T4" style:family="text">
      <style:text-properties officeooo:rsid="0035a328"/>
    </style:style>
    <style:style style:name="T5" style:family="text">
      <style:text-properties officeooo:rsid="0035d7a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width="17cm" svg:height="1.448cm" draw:z-index="0"><draw:image xlink:href="Pictures/100000000000103B000001624114E6F65E5A80FF.jpg" xlink:type="simple" xlink:show="embed" xlink:actuate="onLoad"/></draw:frame><text:bookmark text:name="docs-internal-guid-87546ce9-cc0e-cdd5-07b7-66ee10fbbb6d"/><text:bookmark text:name="docs-internal-guid-87546ce9-cc0d-93ad-6731-8920c67dcf01"/></text:p>
      <text:p text:style-name="P6">Universidade de Brasília – UnB<text:line-break/>Faculdade do Gama UnB – FGA<text:line-break/>Curso de Engenhari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4">Storyboards –</text:span> <text:span text:style-name="T1">Interação Humano Computador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8"><text:span text:style-name="T2">Professor<text:line-break/></text:span><text:span text:style-name="T3">André Barros de Sales</text:span></text:p>
      <text:p text:style-name="P1"/>
      <text:p text:style-name="P5">Aluno</text:p>
      <text:p text:style-name="P7">João Pedro Sconetto – <text:span text:style-name="T1">14/0145940</text:span></text:p>
      <text:p text:style-name="P2"/>
      <text:p text:style-name="P9"><text:soft-page-break/>1) Quais são os benefícios de fazer um storyboard?</text:p>
      <text:p text:style-name="P9"><text:tab/><text:span text:style-name="T4">R. Com a construção de um storyboard você consegue descrever com mais detalhes o cenário de interação do usuário com o sistema ou a tarefa que ele deseja desenvolver, isto oferece uma oportunidade a usuários e stakeholders participarem mais do processo de design e simula à eles uma interação mediante a observação daquele cenário, levantando conhecimento sobre o que deve ser levado em conta na elaboração do produto. </text:span></text:p>
      <text:p text:style-name="P9"/>
      <text:p text:style-name="P9">2) Cite um exemplo de erro comum ao fazer o desing (projeto) de interface?</text:p>
      <text:p text:style-name="P9"><text:tab/><text:span text:style-name="T4">R. A escolha da cor errada, o contraste ruim entre essas, é um dos erros mais comuns no design de interface.</text:span></text:p>
      <text:p text:style-name="P9"><text:line-break/>3) Em que o desing (projeto) de interface deve-se focar? </text:p>
      <text:p text:style-name="P9"><text:tab/><text:span text:style-name="T4">R. O design deve focar-se no usuário e na sua experiência com o produto, logo é de suma importância tê-lo envolvido durante o processo de design, tanto que o storyboard e os protótipos são uma ferramente que auxilia a inserção do usuário nesta construção.</text:span></text:p>
      <text:p text:style-name="P9"><text:line-break/>4) O que um storyboard deve apresentar?</text:p>
      <text:p text:style-name="P9"><text:tab/><text:span text:style-name="T4">R. Deve mostrar uma série de desenhos mostrando como um usuário pode progredir em uma tarefa utilizando o produto que está sendo desenvolvido, podendo ser uma série de telas esboçadas ou uma série de cenas mostrando como um usuário pode desempenhar determinada tarefa utilizando um produto.</text:span></text:p>
      <text:p text:style-name="P9"/>
      <text:p text:style-name="P10">5) Faça um storyboard para o desenvolvimento de um sistema de comércio eletrônico. Esse storyboard deve conter também uma parte textual descrevendo:<text:line-break/>- as pessoas envolvidas: <text:span text:style-name="T5">O usuário do site de comércio eletrônico;</text:span><text:line-break/>- ambiente: <text:span text:style-name="T5">Corriqueiramente usuários de comércio eletrônico fazem compras em suas casas com o auxilio de um computador pessoal, para o desenvolvimento do storyboard isto foi levado em consideração;</text:span><text:line-break/>- tarefas: <text:span text:style-name="T5">tentar comprar um item;</text:span><text:line-break/>- os passos envolvidos: <text:span text:style-name="T5">acessar o site, escolher o item, comprá-lo e passos do processo de pós-compra (feedback);</text:span><text:line-break/>- qual a motivação de usar a aplicação: <text:span text:style-name="T5">Adquirir itens via e-commerce;</text:span><text:line-break/>- o que as pessoas precisam fazer para completar a tarefa: <text:span text:style-name="T5">Um computador pessoal e acesso a internet;</text:span><text:line-break/>- o que motivou a usar o sistema: <text:span text:style-name="T5">O desejo de adquirir algum item.</text:span></text:p>
      <text:p text:style-name="P10"><text:soft-page-break/></text:p>
      <text:p text:style-name="P11"><text:span text:style-name="T7">Referências</text:span><text:line-break/></text:p>
      <text:p text:style-name="P11">StoryBoard / Prototipação de Baixa-fidelidade - Cap. 8 livro - DI Jennifer</text:p>
      <text:p text:style-name="P11">Coursera. Acesso em: https://class.coursera.org/hci-003/lecture/2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8:09:37.541909970</meta:creation-date>
    <dc:date>2017-09-19T10:26:33.189449876</dc:date>
    <meta:editing-duration>PT1H50M30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3" meta:paragraph-count="18" meta:word-count="394" meta:character-count="2454" meta:non-whitespace-character-count="2063"/>
  </office:meta>
</office:document-meta>
</file>